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no-wra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08cm" svg:height="1.27cm" svg:x="0.635cm" svg:y="1.27cm">
          <text:p text:style-name="P1"><text:span text:style-name="T1">START:</text:span></text:p>
          <text:p text:style-name="P1"><text:span text:style-name="T1">Match end of string start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707cm" svg:y="3.175cm">
          <text:p text:style-name="P1"><text:span text:style-name="T1">String end=length +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6.985cm" svg:y="1.27cm">
          <text:p text:style-name="P1"><text:span text:style-name="T1">String end=match star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905cm" svg:x2="6.985cm" svg:y2="1.905cm">
          <text:p/>
        </draw:line>
        <draw:line draw:style-name="gr2" draw:text-style-name="P3" draw:layer="layout" svg:x1="3.175cm" svg:y1="2.54cm" svg:x2="3.175cm" svg:y2="3.175cm">
          <text:p/>
        </draw:line>
        <draw:frame draw:style-name="gr3" draw:text-style-name="P4" draw:layer="layout" svg:width="1.27cm" svg:height="0.683cm" svg:x="5.715cm" svg:y="1.222cm">
          <draw:text-box>
            <text:p text:style-name="P2"><text:span text:style-name="T1">no</text:span></text:p>
          </draw:text-box>
        </draw:frame>
        <draw:frame draw:style-name="gr3" draw:text-style-name="P4" draw:layer="layout" svg:width="1.27cm" svg:height="0.683cm" svg:x="3.175cm" svg:y="2.54cm">
          <draw:text-box>
            <text:p text:style-name="P2"><text:span text:style-name="T1">yes</text:span></text:p>
          </draw:text-box>
        </draw:frame>
        <draw:custom-shape draw:style-name="gr1" draw:text-style-name="P2" draw:layer="layout" svg:width="12.7cm" svg:height="1.27cm" svg:x="0.635cm" svg:y="4.445cm">
          <text:p text:style-name="P1"><text:span text:style-name="T1">Substring=substr(source string, string start, <text:s text:c="2"/>(string end – string start))</text:span></text:p>
          <text:p text:style-name="P1"><text:span text:style-name="T1">Token=previous patter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635cm" svg:y="6.985cm">
          <text:p text:style-name="P1"><text:span text:style-name="T1">Any more tokens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707cm" svg:y="8.255cm">
          <text:p text:style-name="P1"><text:span text:style-name="T1">Step to next token?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3.81cm" svg:x2="3.175cm" svg:y2="4.445cm">
          <text:p/>
        </draw:line>
        <draw:line draw:style-name="gr2" draw:text-style-name="P3" draw:layer="layout" svg:x1="3.175cm" svg:y1="5.715cm" svg:x2="3.175cm" svg:y2="6.985cm">
          <text:p/>
        </draw:line>
        <draw:line draw:style-name="gr2" draw:text-style-name="P3" draw:layer="layout" svg:x1="3.175cm" svg:y1="7.62cm" svg:x2="3.175cm" svg:y2="8.255cm">
          <text:p/>
        </draw:line>
        <draw:custom-shape draw:style-name="gr1" draw:text-style-name="P2" draw:layer="layout" svg:width="5.008cm" svg:height="0.635cm" svg:x="0.635cm" svg:y="9.525cm">
          <text:p text:style-name="P1"><text:span text:style-name="T1">Token variable or period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6.985cm" svg:y="9.525cm"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8.89cm" svg:x2="3.175cm" svg:y2="9.525cm">
          <text:p/>
        </draw:line>
        <draw:line draw:style-name="gr2" draw:text-style-name="P3" draw:layer="layout" svg:x1="5.715cm" svg:y1="9.855cm" svg:x2="6.985cm" svg:y2="9.855cm">
          <text:p/>
        </draw:line>
        <draw:line draw:style-name="gr4" draw:text-style-name="P3" draw:layer="layout" svg:x1="5.715cm" svg:y1="7.315cm" svg:x2="9.525cm" svg:y2="7.315cm">
          <text:p/>
        </draw:line>
        <draw:line draw:style-name="gr2" draw:text-style-name="P3" draw:layer="layout" svg:x1="9.525cm" svg:y1="7.315cm" svg:x2="9.525cm" svg:y2="9.525cm">
          <text:p/>
        </draw:line>
        <draw:custom-shape draw:style-name="gr1" draw:text-style-name="P2" draw:layer="layout" svg:width="5.008cm" svg:height="0.635cm" svg:x="0.635cm" svg:y="10.795cm">
          <text:p text:style-name="P1"><text:span text:style-name="T1">Any more tokens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1.27cm" svg:x="0.635cm" svg:y="12.065cm">
          <text:p text:style-name="P1"><text:span text:style-name="T1">Next token a variable or period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1.27cm" svg:x="6.985cm" svg:y="12.065cm">
          <text:p text:style-name="P1"><text:span text:style-name="T1">Assign rest of substring to vari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10.16cm" svg:x2="3.175cm" svg:y2="10.795cm">
          <text:p/>
        </draw:line>
        <draw:line draw:style-name="gr2" draw:text-style-name="P3" draw:layer="layout" svg:x1="3.175cm" svg:y1="11.43cm" svg:x2="3.175cm" svg:y2="12.065cm">
          <text:p/>
        </draw:line>
        <draw:line draw:style-name="gr2" draw:text-style-name="P3" draw:layer="layout" svg:x1="5.715cm" svg:y1="12.7cm" svg:x2="6.985cm" svg:y2="12.7cm">
          <text:p/>
        </draw:line>
        <draw:line draw:style-name="gr4" draw:text-style-name="P3" draw:layer="layout" svg:x1="5.715cm" svg:y1="11.125cm" svg:x2="9.525cm" svg:y2="11.125cm">
          <text:p/>
        </draw:line>
        <draw:line draw:style-name="gr2" draw:text-style-name="P3" draw:layer="layout" svg:x1="9.525cm" svg:y1="11.125cm" svg:x2="9.525cm" svg:y2="12.065cm">
          <text:p/>
        </draw:line>
        <draw:custom-shape draw:style-name="gr1" draw:text-style-name="P2" draw:layer="layout" svg:width="5.008cm" svg:height="0.635cm" svg:x="0.635cm" svg:y="13.97cm">
          <text:p text:style-name="P1"><text:span text:style-name="T1">Any substring left?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13.335cm" svg:x2="3.175cm" svg:y2="13.97cm">
          <text:p/>
        </draw:line>
        <draw:custom-shape draw:style-name="gr1" draw:text-style-name="P2" draw:layer="layout" svg:width="5.008cm" svg:height="0.635cm" svg:x="0.707cm" svg:y="15.24cm">
          <text:p text:style-name="P1"><text:span text:style-name="T1">Strip any leading blank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707cm" svg:y="16.51cm">
          <text:p text:style-name="P1"><text:span text:style-name="T1">Any substring left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635cm" svg:y="17.78cm">
          <text:p text:style-name="P1"><text:span text:style-name="T1">Blank found in substring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7cm" svg:height="0.635cm" svg:x="0.635cm" svg:y="19.05cm">
          <text:p text:style-name="P1"><text:span text:style-name="T1">Assign word from substring to variable and step past blan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14.605cm" svg:x2="3.175cm" svg:y2="15.24cm">
          <text:p/>
        </draw:line>
        <draw:line draw:style-name="gr2" draw:text-style-name="P3" draw:layer="layout" svg:x1="3.175cm" svg:y1="15.875cm" svg:x2="3.175cm" svg:y2="16.51cm">
          <text:p/>
        </draw:line>
        <draw:line draw:style-name="gr2" draw:text-style-name="P3" draw:layer="layout" svg:x1="3.175cm" svg:y1="17.145cm" svg:x2="3.175cm" svg:y2="17.78cm">
          <text:p/>
        </draw:line>
        <draw:line draw:style-name="gr2" draw:text-style-name="P3" draw:layer="layout" svg:x1="3.175cm" svg:y1="18.415cm" svg:x2="3.175cm" svg:y2="19.05cm">
          <text:p/>
        </draw:line>
        <draw:custom-shape draw:style-name="gr1" draw:text-style-name="P2" draw:layer="layout" svg:width="6.985cm" svg:height="0.635cm" svg:x="6.985cm" svg:y="16.51cm">
          <text:p text:style-name="P1"><text:span text:style-name="T1">Assign null string to vari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5cm" svg:height="0.635cm" svg:x="6.985cm" svg:y="17.78cm">
          <text:p text:style-name="P1"><text:span text:style-name="T1">Assign rest of substring to vari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6.84cm" svg:x2="6.985cm" svg:y2="16.84cm">
          <text:p/>
        </draw:line>
        <draw:line draw:style-name="gr2" draw:text-style-name="P3" draw:layer="layout" svg:x1="5.715cm" svg:y1="18.11cm" svg:x2="6.985cm" svg:y2="18.11cm">
          <text:p/>
        </draw:line>
        <draw:line draw:style-name="gr4" draw:text-style-name="P3" draw:layer="layout" svg:x1="13.335cm" svg:y1="19.38cm" svg:x2="15.215cm" svg:y2="19.38cm">
          <text:p/>
        </draw:line>
        <draw:line draw:style-name="gr4" draw:text-style-name="P3" draw:layer="layout" svg:x1="15.24cm" svg:y1="19.355cm" svg:x2="15.24cm" svg:y2="6.35cm">
          <text:p/>
        </draw:line>
        <draw:line draw:style-name="gr4" draw:text-style-name="P3" draw:layer="layout" svg:x1="3.81cm" svg:y1="6.35cm" svg:x2="15.215cm" svg:y2="6.35cm">
          <text:p/>
        </draw:line>
        <draw:line draw:style-name="gr2" draw:text-style-name="P3" draw:layer="layout" svg:x1="3.81cm" svg:y1="6.35cm" svg:x2="3.81cm" svg:y2="6.985cm">
          <text:p/>
        </draw:line>
        <draw:line draw:style-name="gr2" draw:text-style-name="P3" draw:layer="layout" svg:x1="13.97cm" svg:y1="18.11cm" svg:x2="15.215cm" svg:y2="18.11cm">
          <text:p/>
        </draw:line>
        <draw:line draw:style-name="gr2" draw:text-style-name="P3" draw:layer="layout" svg:x1="13.97cm" svg:y1="16.84cm" svg:x2="15.215cm" svg:y2="16.84cm">
          <text:p/>
        </draw:line>
        <draw:line draw:style-name="gr2" draw:text-style-name="P3" draw:layer="layout" svg:x1="12.065cm" svg:y1="12.7cm" svg:x2="15.24cm" svg:y2="12.7cm">
          <text:p/>
        </draw:line>
        <draw:custom-shape draw:style-name="gr1" draw:text-style-name="P2" draw:layer="layout" svg:width="5.643cm" svg:height="0.635cm" svg:x="7.057cm" svg:y="13.97cm">
          <text:p text:style-name="P1"><text:span text:style-name="T1">Assign null string to vari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4.3cm" svg:x2="6.985cm" svg:y2="14.3cm">
          <text:p/>
        </draw:line>
        <draw:line draw:style-name="gr2" draw:text-style-name="P3" draw:layer="layout" svg:x1="12.7cm" svg:y1="14.3cm" svg:x2="15.215cm" svg:y2="14.3cm">
          <text:p/>
        </draw:line>
        <draw:frame draw:style-name="gr3" draw:text-style-name="P4" draw:layer="layout" svg:width="1.27cm" svg:height="0.683cm" svg:x="3.175cm" svg:y="10.112cm">
          <draw:text-box>
            <text:p text:style-name="P2"><text:span text:style-name="T1">yes</text:span></text:p>
          </draw:text-box>
        </draw:frame>
        <draw:frame draw:style-name="gr3" draw:text-style-name="P4" draw:layer="layout" svg:width="1.27cm" svg:height="0.683cm" svg:x="3.175cm" svg:y="11.382cm">
          <draw:text-box>
            <text:p text:style-name="P2"><text:span text:style-name="T1">yes</text:span></text:p>
          </draw:text-box>
        </draw:frame>
        <draw:frame draw:style-name="gr3" draw:text-style-name="P4" draw:layer="layout" svg:width="1.27cm" svg:height="0.683cm" svg:x="3.175cm" svg:y="13.287cm">
          <draw:text-box>
            <text:p text:style-name="P2"><text:span text:style-name="T1">yes</text:span></text:p>
          </draw:text-box>
        </draw:frame>
        <draw:frame draw:style-name="gr3" draw:text-style-name="P4" draw:layer="layout" svg:width="1.27cm" svg:height="0.683cm" svg:x="3.175cm" svg:y="17.097cm">
          <draw:text-box>
            <text:p text:style-name="P2"><text:span text:style-name="T1">yes</text:span></text:p>
          </draw:text-box>
        </draw:frame>
        <draw:frame draw:style-name="gr3" draw:text-style-name="P4" draw:layer="layout" svg:width="1.27cm" svg:height="0.683cm" svg:x="3.175cm" svg:y="18.367cm">
          <draw:text-box>
            <text:p text:style-name="P2"><text:span text:style-name="T1">yes</text:span></text:p>
          </draw:text-box>
        </draw:frame>
        <draw:frame draw:style-name="gr3" draw:text-style-name="P2" draw:layer="layout" svg:width="1.27cm" svg:height="0.683cm" svg:x="5.715cm" svg:y="6.604cm">
          <draw:text-box>
            <text:p text:style-name="P2"><text:span text:style-name="T1">no</text:span></text:p>
          </draw:text-box>
        </draw:frame>
        <draw:frame draw:style-name="gr3" draw:text-style-name="P2" draw:layer="layout" svg:width="1.27cm" svg:height="0.683cm" svg:x="5.715cm" svg:y="9.144cm">
          <draw:text-box>
            <text:p text:style-name="P2"><text:span text:style-name="T1">no</text:span></text:p>
          </draw:text-box>
        </draw:frame>
        <draw:frame draw:style-name="gr3" draw:text-style-name="P2" draw:layer="layout" svg:width="1.27cm" svg:height="0.683cm" svg:x="5.715cm" svg:y="11.684cm">
          <draw:text-box>
            <text:p text:style-name="P2"><text:span text:style-name="T1">no</text:span></text:p>
          </draw:text-box>
        </draw:frame>
        <draw:frame draw:style-name="gr3" draw:text-style-name="P2" draw:layer="layout" svg:width="1.27cm" svg:height="0.683cm" svg:x="5.715cm" svg:y="10.414cm">
          <draw:text-box>
            <text:p text:style-name="P2"><text:span text:style-name="T1">no</text:span></text:p>
          </draw:text-box>
        </draw:frame>
        <draw:frame draw:style-name="gr3" draw:text-style-name="P2" draw:layer="layout" svg:width="1.27cm" svg:height="0.683cm" svg:x="5.715cm" svg:y="13.589cm">
          <draw:text-box>
            <text:p text:style-name="P2"><text:span text:style-name="T1">no</text:span></text:p>
          </draw:text-box>
        </draw:frame>
        <draw:frame draw:style-name="gr3" draw:text-style-name="P2" draw:layer="layout" svg:width="1.27cm" svg:height="0.683cm" svg:x="5.715cm" svg:y="16.129cm">
          <draw:text-box>
            <text:p text:style-name="P2"><text:span text:style-name="T1">no</text:span></text:p>
          </draw:text-box>
        </draw:frame>
        <draw:frame draw:style-name="gr3" draw:text-style-name="P2" draw:layer="layout" svg:width="1.27cm" svg:height="0.683cm" svg:x="5.715cm" svg:y="17.399cm">
          <draw:text-box>
            <text:p text:style-name="P2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9T11:01:59</meta:creation-date>
    <dc:creator>William Ashley</dc:creator>
    <dc:date>2007-07-12T10:44:08</dc:date>
    <dc:language>en-US</dc:language>
    <meta:editing-cycles>9</meta:editing-cycles>
    <meta:editing-duration>PT2H52M39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